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pt" fo:country="BR" officeooo:rsid="00011a79" officeooo:paragraph-rsid="00011a79"/>
    </style:style>
    <style:style style:name="P2" style:family="paragraph" style:parent-style-name="Text_20_body">
      <style:paragraph-properties fo:text-align="center" style:justify-single-word="false"/>
      <style:text-properties officeooo:paragraph-rsid="00011a79"/>
    </style:style>
    <style:style style:name="P3" style:family="paragraph" style:parent-style-name="Text_20_body">
      <style:text-properties style:font-name="Arial" fo:language="pt" fo:country="BR" officeooo:rsid="00011a79" officeooo:paragraph-rsid="00011a79"/>
    </style:style>
    <style:style style:name="P4" style:family="paragraph" style:parent-style-name="Text_20_body">
      <style:paragraph-properties fo:text-align="justify" style:justify-single-word="false"/>
      <style:text-properties style:font-name="Arial" fo:font-size="11pt" officeooo:paragraph-rsid="000257e0" style:font-size-asian="11pt" style:font-size-complex="11pt"/>
    </style:style>
    <style:style style:name="P5" style:family="paragraph" style:parent-style-name="Text_20_body">
      <style:paragraph-properties fo:text-align="justify" style:justify-single-word="false"/>
      <style:text-properties style:font-name="Arial" fo:font-size="11pt" officeooo:paragraph-rsid="000403d7" style:font-size-asian="11pt" style:font-size-complex="11pt"/>
    </style:style>
    <style:style style:name="P6" style:family="paragraph" style:parent-style-name="Text_20_body">
      <style:paragraph-properties fo:text-align="justify" style:justify-single-word="false"/>
      <style:text-properties style:font-name="Arial" fo:font-size="11pt" officeooo:paragraph-rsid="00075f6e" style:font-size-asian="11pt" style:font-size-complex="11pt"/>
    </style:style>
    <style:style style:name="P7" style:family="paragraph" style:parent-style-name="Text_20_body">
      <style:paragraph-properties fo:text-align="justify" style:justify-single-word="false"/>
      <style:text-properties style:font-name="Arial" fo:font-size="11pt" officeooo:paragraph-rsid="0005e040" style:font-size-asian="11pt" style:font-size-complex="11pt"/>
    </style:style>
    <style:style style:name="P8" style:family="paragraph" style:parent-style-name="Text_20_body">
      <style:paragraph-properties fo:text-align="justify" style:justify-single-word="false"/>
      <style:text-properties style:font-name="Arial" fo:font-size="11pt" officeooo:paragraph-rsid="00084639" style:font-size-asian="11pt" style:font-size-complex="11pt"/>
    </style:style>
    <style:style style:name="P9" style:family="paragraph" style:parent-style-name="Text_20_body">
      <style:paragraph-properties fo:text-align="justify" style:justify-single-word="false"/>
      <style:text-properties style:font-name="Arial" fo:font-size="11pt" officeooo:paragraph-rsid="000b6392" style:font-size-asian="11pt" style:font-size-complex="11pt"/>
    </style:style>
    <style:style style:name="P10" style:family="paragraph" style:parent-style-name="Text_20_body">
      <style:paragraph-properties fo:text-align="justify" style:justify-single-word="false"/>
      <style:text-properties style:font-name="Arial" fo:font-size="11pt" officeooo:paragraph-rsid="000c0a5b" style:font-size-asian="11pt" style:font-size-complex="11pt"/>
    </style:style>
    <style:style style:name="P11" style:family="paragraph" style:parent-style-name="Text_20_body">
      <style:paragraph-properties fo:text-align="justify" style:justify-single-word="false"/>
      <style:text-properties style:font-name="Arial" fo:font-size="11pt" officeooo:paragraph-rsid="000d91af" style:font-size-asian="11pt" style:font-size-complex="11pt"/>
    </style:style>
    <style:style style:name="P12" style:family="paragraph" style:parent-style-name="Text_20_body">
      <style:paragraph-properties fo:text-align="justify" style:justify-single-word="false"/>
      <style:text-properties style:font-name="Arial" fo:font-size="11pt" officeooo:paragraph-rsid="0016ed87" style:font-size-asian="11pt" style:font-size-complex="11pt"/>
    </style:style>
    <style:style style:name="P13" style:family="paragraph" style:parent-style-name="Text_20_body">
      <style:paragraph-properties fo:text-align="justify" style:justify-single-word="false"/>
      <style:text-properties style:font-name="Arial" fo:font-size="11pt" fo:language="pt" fo:country="BR" officeooo:rsid="000257e0" officeooo:paragraph-rsid="00011a79" style:font-size-asian="11pt" style:font-size-complex="11pt"/>
    </style:style>
    <style:style style:name="P14" style:family="paragraph" style:parent-style-name="Text_20_body">
      <style:paragraph-properties fo:text-align="justify" style:justify-single-word="false"/>
      <style:text-properties style:font-name="Arial" fo:font-size="11pt" fo:language="pt" fo:country="BR" officeooo:rsid="000257e0" officeooo:paragraph-rsid="000257e0" style:font-size-asian="11pt" style:font-size-complex="11pt"/>
    </style:style>
    <style:style style:name="P15" style:family="paragraph" style:parent-style-name="Text_20_body">
      <style:paragraph-properties fo:text-align="justify" style:justify-single-word="false"/>
      <style:text-properties style:font-name="Arial" fo:font-size="11pt" fo:language="pt" fo:country="BR" officeooo:rsid="000257e0" officeooo:paragraph-rsid="000403d7" style:font-size-asian="11pt" style:font-size-complex="11pt"/>
    </style:style>
    <style:style style:name="P16" style:family="paragraph" style:parent-style-name="Text_20_body">
      <style:paragraph-properties fo:text-align="justify" style:justify-single-word="false"/>
      <style:text-properties style:font-name="Arial" fo:font-size="11pt" fo:language="pt" fo:country="BR" officeooo:rsid="000257e0" officeooo:paragraph-rsid="0005e040" style:font-size-asian="11pt" style:font-size-complex="11pt"/>
    </style:style>
    <style:style style:name="P17" style:family="paragraph" style:parent-style-name="Text_20_body">
      <style:paragraph-properties fo:text-align="justify" style:justify-single-word="false"/>
      <style:text-properties style:font-name="Arial" fo:font-size="11pt" fo:language="pt" fo:country="BR" officeooo:rsid="000257e0" officeooo:paragraph-rsid="00084639" style:font-size-asian="11pt" style:font-size-complex="11pt"/>
    </style:style>
    <style:style style:name="P18" style:family="paragraph" style:parent-style-name="Text_20_body">
      <style:paragraph-properties fo:text-align="justify" style:justify-single-word="false"/>
      <style:text-properties style:font-name="Arial" fo:font-size="11pt" fo:language="pt" fo:country="BR" officeooo:rsid="000257e0" officeooo:paragraph-rsid="000b6392" style:font-size-asian="11pt" style:font-size-complex="11pt"/>
    </style:style>
    <style:style style:name="P19" style:family="paragraph" style:parent-style-name="Text_20_body">
      <style:paragraph-properties fo:text-align="justify" style:justify-single-word="false"/>
      <style:text-properties style:font-name="Arial" fo:font-size="11pt" fo:language="pt" fo:country="BR" officeooo:rsid="000257e0" officeooo:paragraph-rsid="000c0a5b" style:font-size-asian="11pt" style:font-size-complex="11pt"/>
    </style:style>
    <style:style style:name="P20" style:family="paragraph" style:parent-style-name="Text_20_body">
      <style:paragraph-properties fo:text-align="justify" style:justify-single-word="false"/>
      <style:text-properties style:font-name="Arial" fo:font-size="11pt" fo:language="pt" fo:country="BR" officeooo:rsid="000257e0" officeooo:paragraph-rsid="0010f22c" style:font-size-asian="11pt" style:font-size-complex="11pt"/>
    </style:style>
    <style:style style:name="P21" style:family="paragraph" style:parent-style-name="Text_20_body">
      <style:paragraph-properties fo:text-align="justify" style:justify-single-word="false"/>
      <style:text-properties style:font-name="Arial" fo:font-size="11pt" fo:language="pt" fo:country="BR" officeooo:rsid="000257e0" officeooo:paragraph-rsid="000c0a5b" fo:background-color="transparent" style:font-size-asian="11pt" style:font-size-complex="11pt"/>
    </style:style>
    <style:style style:name="P22" style:family="paragraph" style:parent-style-name="Text_20_body">
      <style:paragraph-properties fo:text-align="justify" style:justify-single-word="false"/>
      <style:text-properties style:font-name="Arial" fo:font-size="11pt" officeooo:paragraph-rsid="0015b56f" fo:background-color="#81d41a" style:font-size-asian="11pt" style:font-size-complex="11pt"/>
    </style:style>
    <style:style style:name="P23" style:family="paragraph" style:parent-style-name="Text_20_body">
      <style:paragraph-properties fo:text-align="justify" style:justify-single-word="false"/>
      <style:text-properties officeooo:paragraph-rsid="000b6392"/>
    </style:style>
    <style:style style:name="P24" style:family="paragraph" style:parent-style-name="Text_20_body">
      <style:paragraph-properties fo:text-align="justify" style:justify-single-word="false"/>
      <style:text-properties officeooo:paragraph-rsid="000c0a5b"/>
    </style:style>
    <style:style style:name="P25" style:family="paragraph" style:parent-style-name="Text_20_body">
      <style:paragraph-properties fo:text-align="justify" style:justify-single-word="false"/>
      <style:text-properties officeooo:paragraph-rsid="000257e0"/>
    </style:style>
    <style:style style:name="P26" style:family="paragraph" style:parent-style-name="Text_20_body">
      <style:paragraph-properties fo:text-align="justify" style:justify-single-word="false"/>
      <style:text-properties officeooo:paragraph-rsid="0008ce2a"/>
    </style:style>
    <style:style style:name="P27" style:family="paragraph" style:parent-style-name="Text_20_body">
      <style:paragraph-properties fo:text-align="justify" style:justify-single-word="false"/>
      <style:text-properties officeooo:paragraph-rsid="0010f22c"/>
    </style:style>
    <style:style style:name="P28" style:family="paragraph" style:parent-style-name="Text_20_body">
      <style:paragraph-properties fo:text-align="justify" style:justify-single-word="false"/>
      <style:text-properties officeooo:paragraph-rsid="00084639"/>
    </style:style>
    <style:style style:name="P29" style:family="paragraph" style:parent-style-name="Text_20_body">
      <style:paragraph-properties fo:text-align="justify" style:justify-single-word="false"/>
      <style:text-properties officeooo:paragraph-rsid="0013fee9"/>
    </style:style>
    <style:style style:name="P30" style:family="paragraph" style:parent-style-name="Text_20_body">
      <style:paragraph-properties fo:text-align="justify" style:justify-single-word="false"/>
      <style:text-properties officeooo:paragraph-rsid="0015b56f"/>
    </style:style>
    <style:style style:name="P31" style:family="paragraph" style:parent-style-name="Text_20_body">
      <style:paragraph-properties fo:text-align="justify" style:justify-single-word="false"/>
      <style:text-properties officeooo:paragraph-rsid="0016ed87"/>
    </style:style>
    <style:style style:name="P32" style:family="paragraph" style:parent-style-name="Text_20_body">
      <style:paragraph-properties fo:text-align="justify" style:justify-single-word="false"/>
      <style:text-properties officeooo:paragraph-rsid="001882b5"/>
    </style:style>
    <style:style style:name="P33" style:family="paragraph" style:parent-style-name="Text_20_body">
      <style:paragraph-properties fo:text-align="justify" style:justify-single-word="false"/>
      <style:text-properties officeooo:paragraph-rsid="0018f103"/>
    </style:style>
    <style:style style:name="P34" style:family="paragraph" style:parent-style-name="Text_20_body">
      <style:paragraph-properties fo:text-align="justify" style:justify-single-word="false"/>
      <style:text-properties officeooo:paragraph-rsid="001b959c"/>
    </style:style>
    <style:style style:name="P35" style:family="paragraph" style:parent-style-name="Title">
      <style:text-properties style:font-name="Arial" fo:language="pt" fo:country="BR" officeooo:rsid="00011a79" officeooo:paragraph-rsid="00011a79"/>
    </style:style>
    <style:style style:name="P36" style:family="paragraph" style:parent-style-name="Title">
      <style:text-properties fo:language="pt" fo:country="BR" officeooo:rsid="0022f6ca" officeooo:paragraph-rsid="0022f6ca"/>
    </style:style>
    <style:style style:name="P37" style:family="paragraph" style:parent-style-name="Subtitle">
      <style:text-properties style:font-name="Arial"/>
    </style:style>
    <style:style style:name="P38" style:family="paragraph" style:parent-style-name="Subtitle">
      <style:text-properties style:font-name="Arial" fo:language="pt" fo:country="BR" officeooo:rsid="00011a79" officeooo:paragraph-rsid="00011a79"/>
    </style:style>
    <style:style style:name="P39" style:family="paragraph" style:parent-style-name="Text_20_body">
      <style:paragraph-properties fo:text-align="justify" style:justify-single-word="false"/>
      <style:text-properties style:font-name="Arial" fo:font-size="11pt" fo:language="pt" fo:country="BR" officeooo:rsid="000257e0" officeooo:paragraph-rsid="0010f22c" fo:background-color="transparent" style:font-size-asian="11pt" style:font-size-complex="11pt"/>
    </style:style>
    <style:style style:name="P40" style:family="paragraph" style:parent-style-name="Text_20_body">
      <style:paragraph-properties fo:text-align="justify" style:justify-single-word="false"/>
      <style:text-properties style:font-name="Arial" fo:font-size="11pt" fo:language="pt" fo:country="BR" officeooo:rsid="000257e0" officeooo:paragraph-rsid="00292cc7" fo:background-color="transparent" style:font-size-asian="11pt" style:font-size-complex="11pt"/>
    </style:style>
    <style:style style:name="P41" style:family="paragraph" style:parent-style-name="Text_20_body">
      <style:paragraph-properties fo:text-align="center" style:justify-single-word="false"/>
      <style:text-properties style:font-name="Arial" fo:font-size="11pt" fo:language="pt" fo:country="BR" officeooo:rsid="002e7002" officeooo:paragraph-rsid="002e7002" fo:background-color="transparent" style:font-size-asian="11pt" style:font-size-complex="11pt"/>
    </style:style>
    <style:style style:name="P42" style:family="paragraph" style:parent-style-name="Text_20_body">
      <style:paragraph-properties fo:text-align="justify" style:justify-single-word="false"/>
      <style:text-properties style:font-name="Arial" fo:font-size="11pt" fo:language="pt" fo:country="BR" officeooo:rsid="000257e0" officeooo:paragraph-rsid="00084639" style:font-size-asian="11pt" style:font-size-complex="11pt"/>
    </style:style>
    <style:style style:name="P43" style:family="paragraph" style:parent-style-name="Text_20_body">
      <style:paragraph-properties fo:text-align="justify" style:justify-single-word="false"/>
      <style:text-properties style:font-name="Arial" fo:font-size="11pt" fo:language="pt" fo:country="BR" officeooo:rsid="000257e0" officeooo:paragraph-rsid="002d46db" style:font-size-asian="11pt" style:font-size-complex="11pt"/>
    </style:style>
    <style:style style:name="P44" style:family="paragraph" style:parent-style-name="Text_20_body">
      <style:paragraph-properties fo:text-align="justify" style:justify-single-word="false"/>
      <style:text-properties style:font-name="Arial" fo:font-size="11pt" fo:language="pt" fo:country="BR" officeooo:rsid="0004e657" officeooo:paragraph-rsid="0016ed87" fo:background-color="#b4c7dc" style:font-size-asian="11pt" style:font-size-complex="11pt"/>
    </style:style>
    <style:style style:name="P45" style:family="paragraph" style:parent-style-name="Text_20_body">
      <style:paragraph-properties fo:text-align="center" style:justify-single-word="false"/>
      <style:text-properties style:font-name="Arial" fo:font-size="11pt" fo:language="pt" fo:country="BR" style:text-underline-style="solid" style:text-underline-width="auto" style:text-underline-color="font-color" fo:font-weight="bold" officeooo:rsid="002e7002" officeooo:paragraph-rsid="002e7002" fo:background-color="transparent" style:font-size-asian="11pt" style:font-weight-asian="bold" style:font-size-complex="11pt" style:font-weight-complex="bold"/>
    </style:style>
    <style:style style:name="P46" style:family="paragraph" style:parent-style-name="Text_20_body">
      <style:paragraph-properties fo:text-align="justify" style:justify-single-word="false"/>
      <style:text-properties style:font-name="Arial" fo:font-size="11pt" officeooo:paragraph-rsid="002d46db" style:font-size-asian="11pt" style:font-size-complex="11pt"/>
    </style:style>
    <style:style style:name="P47" style:family="paragraph" style:parent-style-name="Text_20_body">
      <style:paragraph-properties fo:text-align="justify" style:justify-single-word="false"/>
      <style:text-properties style:font-name="Arial" fo:font-size="11pt" officeooo:paragraph-rsid="002e7002" style:font-size-asian="11pt" style:font-size-complex="11pt"/>
    </style:style>
    <style:style style:name="P48" style:family="paragraph" style:parent-style-name="Text_20_body">
      <style:paragraph-properties fo:text-align="justify" style:justify-single-word="false"/>
      <style:text-properties officeooo:paragraph-rsid="00292cc7"/>
    </style:style>
    <style:style style:name="P49" style:family="paragraph" style:parent-style-name="Text_20_body">
      <style:paragraph-properties fo:text-align="justify" style:justify-single-word="false"/>
      <style:text-properties officeooo:paragraph-rsid="002d46db"/>
    </style:style>
    <style:style style:name="P50" style:family="paragraph" style:parent-style-name="Text_20_body">
      <style:paragraph-properties fo:text-align="justify" style:justify-single-word="false"/>
      <style:text-properties officeooo:paragraph-rsid="002e7002"/>
    </style:style>
    <style:style style:name="T1" style:family="text">
      <style:text-properties fo:language="pt" fo:country="BR" officeooo:rsid="00011a79"/>
    </style:style>
    <style:style style:name="T2" style:family="text">
      <style:text-properties fo:language="pt" fo:country="BR" officeooo:rsid="000257e0"/>
    </style:style>
    <style:style style:name="T3" style:family="text">
      <style:text-properties fo:language="pt" fo:country="BR" officeooo:rsid="000403d7"/>
    </style:style>
    <style:style style:name="T4" style:family="text">
      <style:text-properties fo:language="pt" fo:country="BR" officeooo:rsid="0004e657"/>
    </style:style>
    <style:style style:name="T5" style:family="text">
      <style:text-properties fo:language="pt" fo:country="BR" officeooo:rsid="0005e040"/>
    </style:style>
    <style:style style:name="T6" style:family="text">
      <style:text-properties fo:language="pt" fo:country="BR" officeooo:rsid="00075f6e"/>
    </style:style>
    <style:style style:name="T7" style:family="text">
      <style:text-properties fo:language="pt" fo:country="BR" officeooo:rsid="00084639"/>
    </style:style>
    <style:style style:name="T8" style:family="text">
      <style:text-properties fo:language="pt" fo:country="BR" officeooo:rsid="000257e0" fo:background-color="#ffaa95" loext:char-shading-value="0"/>
    </style:style>
    <style:style style:name="T9" style:family="text">
      <style:text-properties fo:language="pt" fo:country="BR" officeooo:rsid="00011a79" fo:background-color="#ffaa95" loext:char-shading-value="0"/>
    </style:style>
    <style:style style:name="T10" style:family="text">
      <style:text-properties fo:language="pt" fo:country="BR" officeooo:rsid="00084639" fo:background-color="#ffaa95" loext:char-shading-value="0"/>
    </style:style>
    <style:style style:name="T11" style:family="text">
      <style:text-properties fo:language="pt" fo:country="BR" officeooo:rsid="0016ed87" fo:background-color="#ffaa95" loext:char-shading-value="0"/>
    </style:style>
    <style:style style:name="T12" style:family="text">
      <style:text-properties fo:language="pt" fo:country="BR" officeooo:rsid="00084639" fo:background-color="transparent" loext:char-shading-value="0"/>
    </style:style>
    <style:style style:name="T13" style:family="text">
      <style:text-properties fo:language="pt" fo:country="BR" officeooo:rsid="0013fee9" fo:background-color="transparent" loext:char-shading-value="0"/>
    </style:style>
    <style:style style:name="T14" style:family="text">
      <style:text-properties fo:language="pt" fo:country="BR" officeooo:rsid="000403d7" fo:background-color="transparent" loext:char-shading-value="0"/>
    </style:style>
    <style:style style:name="T15" style:family="text">
      <style:text-properties fo:language="pt" fo:country="BR" officeooo:rsid="0028135a" fo:background-color="transparent" loext:char-shading-value="0"/>
    </style:style>
    <style:style style:name="T16" style:family="text">
      <style:text-properties fo:language="pt" fo:country="BR" officeooo:rsid="0008ce2a"/>
    </style:style>
    <style:style style:name="T17" style:family="text">
      <style:text-properties fo:language="pt" fo:country="BR" officeooo:rsid="000916cd"/>
    </style:style>
    <style:style style:name="T18" style:family="text">
      <style:text-properties fo:language="pt" fo:country="BR" officeooo:rsid="0009dff3"/>
    </style:style>
    <style:style style:name="T19" style:family="text">
      <style:text-properties fo:language="pt" fo:country="BR" officeooo:rsid="000b6392"/>
    </style:style>
    <style:style style:name="T20" style:family="text">
      <style:text-properties fo:language="pt" fo:country="BR" officeooo:rsid="000c0a5b"/>
    </style:style>
    <style:style style:name="T21" style:family="text">
      <style:text-properties fo:language="pt" fo:country="BR" officeooo:rsid="000c8e61"/>
    </style:style>
    <style:style style:name="T22" style:family="text">
      <style:text-properties fo:language="pt" fo:country="BR" officeooo:rsid="000d91af"/>
    </style:style>
    <style:style style:name="T23" style:family="text">
      <style:text-properties fo:language="pt" fo:country="BR" officeooo:rsid="0015b56f"/>
    </style:style>
    <style:style style:name="T24" style:family="text">
      <style:text-properties fo:language="pt" fo:country="BR" officeooo:rsid="001b959c"/>
    </style:style>
    <style:style style:name="T25" style:family="text">
      <style:text-properties fo:language="pt" fo:country="BR" officeooo:rsid="002d46db"/>
    </style:style>
    <style:style style:name="T26" style:family="text">
      <style:text-properties fo:language="pt" fo:country="BR" officeooo:rsid="002e7002"/>
    </style:style>
    <style:style style:name="T27" style:family="text">
      <style:text-properties officeooo:rsid="000257e0"/>
    </style:style>
    <style:style style:name="T28" style:family="text">
      <style:text-properties style:font-name="Arial" fo:font-size="11pt" fo:language="pt" fo:country="BR" officeooo:rsid="000257e0" style:font-size-asian="11pt" style:font-size-complex="11pt"/>
    </style:style>
    <style:style style:name="T29" style:family="text">
      <style:text-properties style:font-name="Arial" fo:font-size="11pt" fo:language="pt" fo:country="BR" officeooo:rsid="00011a79" style:font-size-asian="11pt" style:font-size-complex="11pt"/>
    </style:style>
    <style:style style:name="T30" style:family="text">
      <style:text-properties style:font-name="Arial" fo:font-size="11pt" fo:language="pt" fo:country="BR" officeooo:rsid="000b6392" style:font-size-asian="11pt" style:font-size-complex="11pt"/>
    </style:style>
    <style:style style:name="T31" style:family="text">
      <style:text-properties style:font-name="Arial" fo:font-size="11pt" fo:language="pt" fo:country="BR" officeooo:rsid="000403d7" style:font-size-asian="11pt" style:font-size-complex="11pt"/>
    </style:style>
    <style:style style:name="T32" style:family="text">
      <style:text-properties style:font-name="Arial" fo:font-size="11pt" fo:language="pt" fo:country="BR" officeooo:rsid="0004e657" style:font-size-asian="11pt" style:font-size-complex="11pt"/>
    </style:style>
    <style:style style:name="T33" style:family="text">
      <style:text-properties style:font-name="Arial" fo:font-size="11pt" fo:language="pt" fo:country="BR" officeooo:rsid="00075f6e" style:font-size-asian="11pt" style:font-size-complex="11pt"/>
    </style:style>
    <style:style style:name="T34" style:family="text">
      <style:text-properties style:font-name="Arial" fo:font-size="11pt" fo:language="pt" fo:country="BR" officeooo:rsid="0005e040" style:font-size-asian="11pt" style:font-size-complex="11pt"/>
    </style:style>
    <style:style style:name="T35" style:family="text">
      <style:text-properties style:font-name="Arial" fo:font-size="11pt" fo:language="pt" fo:country="BR" officeooo:rsid="000916cd" style:font-size-asian="11pt" style:font-size-complex="11pt"/>
    </style:style>
    <style:style style:name="T36" style:family="text">
      <style:text-properties style:font-name="Arial" fo:font-size="11pt" fo:language="pt" fo:country="BR" officeooo:rsid="000c0a5b" style:font-size-asian="11pt" style:font-size-complex="11pt"/>
    </style:style>
    <style:style style:name="T37" style:family="text">
      <style:text-properties style:font-name="Arial" fo:font-size="11pt" fo:language="pt" fo:country="BR" officeooo:rsid="000c8e61" style:font-size-asian="11pt" style:font-size-complex="11pt"/>
    </style:style>
    <style:style style:name="T38" style:family="text">
      <style:text-properties style:font-name="Arial" fo:font-size="11pt" fo:language="pt" fo:country="BR" officeooo:rsid="000d91af" style:font-size-asian="11pt" style:font-size-complex="11pt"/>
    </style:style>
    <style:style style:name="T39" style:family="text">
      <style:text-properties style:font-name="Arial" fo:font-size="11pt" fo:language="pt" fo:country="BR" officeooo:rsid="0009dff3" style:font-size-asian="11pt" style:font-size-complex="11pt"/>
    </style:style>
    <style:style style:name="T40" style:family="text">
      <style:text-properties style:font-name="Arial" fo:font-size="11pt" fo:language="pt" fo:country="BR" officeooo:rsid="000efdb5" style:font-size-asian="11pt" style:font-size-complex="11pt"/>
    </style:style>
    <style:style style:name="T41" style:family="text">
      <style:text-properties style:font-name="Arial" fo:font-size="11pt" fo:language="pt" fo:country="BR" officeooo:rsid="0010f22c" style:font-size-asian="11pt" style:font-size-complex="11pt"/>
    </style:style>
    <style:style style:name="T42" style:family="text">
      <style:text-properties style:font-name="Arial" fo:font-size="11pt" fo:language="pt" fo:country="BR" officeooo:rsid="0012b977" style:font-size-asian="11pt" style:font-size-complex="11pt"/>
    </style:style>
    <style:style style:name="T43" style:family="text">
      <style:text-properties style:font-name="Arial" fo:font-size="11pt" fo:language="pt" fo:country="BR" officeooo:rsid="0013fee9" style:font-size-asian="11pt" style:font-size-complex="11pt"/>
    </style:style>
    <style:style style:name="T44" style:family="text">
      <style:text-properties style:font-name="Arial" fo:font-size="11pt" fo:language="pt" fo:country="BR" officeooo:rsid="0015b56f" style:font-size-asian="11pt" style:font-size-complex="11pt"/>
    </style:style>
    <style:style style:name="T45" style:family="text">
      <style:text-properties style:font-name="Arial" fo:font-size="11pt" fo:language="pt" fo:country="BR" officeooo:rsid="0016ed87" style:font-size-asian="11pt" style:font-size-complex="11pt"/>
    </style:style>
    <style:style style:name="T46" style:family="text">
      <style:text-properties style:font-name="Arial" fo:font-size="11pt" fo:language="pt" fo:country="BR" officeooo:rsid="001882b5" style:font-size-asian="11pt" style:font-size-complex="11pt"/>
    </style:style>
    <style:style style:name="T47" style:family="text">
      <style:text-properties style:font-name="Arial" fo:font-size="11pt" fo:language="pt" fo:country="BR" officeooo:rsid="0018f103" style:font-size-asian="11pt" style:font-size-complex="11pt"/>
    </style:style>
    <style:style style:name="T48" style:family="text">
      <style:text-properties style:font-name="Arial" fo:font-size="11pt" fo:language="pt" fo:country="BR" officeooo:rsid="0008ce2a" style:font-size-asian="11pt" style:font-size-complex="11pt"/>
    </style:style>
    <style:style style:name="T49" style:family="text">
      <style:text-properties style:font-name="Arial" fo:font-size="11pt" fo:language="pt" fo:country="BR" officeooo:rsid="00084639" style:font-size-asian="11pt" style:font-size-complex="11pt"/>
    </style:style>
    <style:style style:name="T50" style:family="text">
      <style:text-properties style:font-name="Arial" fo:font-size="11pt" fo:language="pt" fo:country="BR" officeooo:rsid="001b959c" style:font-size-asian="11pt" style:font-size-complex="11pt"/>
    </style:style>
    <style:style style:name="T51" style:family="text">
      <style:text-properties style:font-name="Arial" fo:font-size="11pt" fo:language="pt" fo:country="BR" officeooo:rsid="00206cec" style:font-size-asian="11pt" style:font-size-complex="11pt"/>
    </style:style>
    <style:style style:name="T52" style:family="text">
      <style:text-properties style:font-name="Arial" fo:font-size="11pt" fo:language="pt" fo:country="BR" officeooo:rsid="0022f6ca" style:font-size-asian="11pt" style:font-size-complex="11pt"/>
    </style:style>
    <style:style style:name="T53" style:family="text">
      <style:text-properties style:font-name="Arial" fo:font-size="11pt" fo:language="pt" fo:country="BR" officeooo:rsid="00292cc7" style:font-size-asian="11pt" style:font-size-complex="11pt"/>
    </style:style>
    <style:style style:name="T54" style:family="text">
      <style:text-properties style:font-name="Arial" fo:font-size="11pt" fo:language="pt" fo:country="BR" officeooo:rsid="002a058f" style:font-size-asian="11pt" style:font-size-complex="11pt"/>
    </style:style>
    <style:style style:name="T55" style:family="text">
      <style:text-properties style:font-name="Arial" fo:font-size="11pt" fo:language="pt" fo:country="BR" officeooo:rsid="002bf03e" style:font-size-asian="11pt" style:font-size-complex="11pt"/>
    </style:style>
    <style:style style:name="T56" style:family="text">
      <style:text-properties style:font-name="Arial" fo:font-size="11pt" fo:language="pt" fo:country="BR" officeooo:rsid="002d46db" style:font-size-asian="11pt" style:font-size-complex="11pt"/>
    </style:style>
    <style:style style:name="T57" style:family="text">
      <style:text-properties style:font-name="Arial" fo:font-size="11pt" fo:language="pt" fo:country="BR" officeooo:rsid="002df3c4" style:font-size-asian="11pt" style:font-size-complex="11pt"/>
    </style:style>
    <style:style style:name="T58" style:family="text">
      <style:text-properties style:font-name="Arial" fo:font-size="11pt" fo:language="pt" fo:country="BR" officeooo:rsid="00306281" style:font-size-asian="11pt" style:font-size-complex="11pt"/>
    </style:style>
    <style:style style:name="T59" style:family="text">
      <style:text-properties style:font-name="Arial" fo:font-size="11pt" fo:language="pt" fo:country="BR" officeooo:rsid="00011a79" fo:background-color="#81d41a" loext:char-shading-value="0" style:font-size-asian="11pt" style:font-size-complex="11pt"/>
    </style:style>
    <style:style style:name="T60" style:family="text">
      <style:text-properties style:font-name="Arial" fo:font-size="11pt" fo:language="pt" fo:country="BR" officeooo:rsid="000257e0" fo:background-color="#81d41a" loext:char-shading-value="0" style:font-size-asian="11pt" style:font-size-complex="11pt"/>
    </style:style>
    <style:style style:name="T61" style:family="text">
      <style:text-properties style:font-name="Arial" fo:font-size="11pt" fo:language="pt" fo:country="BR" officeooo:rsid="0015b56f" fo:background-color="#81d41a" loext:char-shading-value="0" style:font-size-asian="11pt" style:font-size-complex="11pt"/>
    </style:style>
    <style:style style:name="T62" style:family="text">
      <style:text-properties style:font-name="Arial" fo:font-size="11pt" fo:language="pt" fo:country="BR" officeooo:rsid="0004e657" fo:background-color="#b4c7dc" loext:char-shading-value="0" style:font-size-asian="11pt" style:font-size-complex="11pt"/>
    </style:style>
    <style:style style:name="T63" style:family="text">
      <style:text-properties style:font-name="Arial" fo:font-size="11pt" fo:language="pt" fo:country="BR" officeooo:rsid="000257e0" fo:background-color="#b4c7dc" loext:char-shading-value="0" style:font-size-asian="11pt" style:font-size-complex="11pt"/>
    </style:style>
    <style:style style:name="T64" style:family="text">
      <style:text-properties style:font-name="Arial" fo:font-size="11pt" fo:language="pt" fo:country="BR" officeooo:rsid="000b6392" fo:background-color="#b4c7dc" loext:char-shading-value="0" style:font-size-asian="11pt" style:font-size-complex="11pt"/>
    </style:style>
    <style:style style:name="T65" style:family="text">
      <style:text-properties style:font-name="Arial" fo:font-size="11pt" fo:language="pt" fo:country="BR" officeooo:rsid="00011a79" fo:background-color="#b4c7dc" loext:char-shading-value="0" style:font-size-asian="11pt" style:font-size-complex="11pt"/>
    </style:style>
    <style:style style:name="T66" style:family="text">
      <style:text-properties style:font-name="Arial" fo:font-size="11pt" fo:language="pt" fo:country="BR" officeooo:rsid="0015b56f" fo:background-color="#b4c7dc" loext:char-shading-value="0" style:font-size-asian="11pt" style:font-size-complex="11pt"/>
    </style:style>
    <style:style style:name="T67" style:family="text">
      <style:text-properties style:font-name="Arial" fo:font-size="11pt" fo:language="pt" fo:country="BR" officeooo:rsid="0016ed87" fo:background-color="#b4c7dc" loext:char-shading-value="0" style:font-size-asian="11pt" style:font-size-complex="11pt"/>
    </style:style>
    <style:style style:name="T68" style:family="text">
      <style:text-properties style:font-name="Arial" fo:font-size="11pt" fo:language="pt" fo:country="BR" officeooo:rsid="00306281" fo:background-color="#b4c7dc" loext:char-shading-value="0" style:font-size-asian="11pt" style:font-size-complex="11pt"/>
    </style:style>
    <style:style style:name="T69" style:family="text">
      <style:text-properties style:font-name="Arial" fo:font-size="11pt" fo:language="pt" fo:country="BR" officeooo:rsid="00306451" fo:background-color="#b4c7dc" loext:char-shading-value="0" style:font-size-asian="11pt" style:font-size-complex="11pt"/>
    </style:style>
    <style:style style:name="T70" style:family="text">
      <style:text-properties style:font-name="Arial" fo:font-size="11pt" fo:language="pt" fo:country="BR" style:text-underline-style="none" officeooo:rsid="000257e0" style:font-size-asian="11pt" style:font-size-complex="11pt"/>
    </style:style>
    <style:style style:name="T71" style:family="text">
      <style:text-properties style:font-name="Arial" fo:font-size="11pt" fo:language="pt" fo:country="BR" officeooo:rsid="000257e0" fo:background-color="#ffdbb6" loext:char-shading-value="0" style:font-size-asian="11pt" style:font-size-complex="11pt"/>
    </style:style>
    <style:style style:name="T72" style:family="text">
      <style:text-properties style:font-name="Arial" fo:font-size="11pt" fo:language="pt" fo:country="BR" officeooo:rsid="0004e657" fo:background-color="#ffdbb6" loext:char-shading-value="0" style:font-size-asian="11pt" style:font-size-complex="11pt"/>
    </style:style>
    <style:style style:name="T73" style:family="text">
      <style:text-properties style:font-name="Arial" fo:font-size="11pt" fo:language="pt" fo:country="BR" officeooo:rsid="000b6392" fo:background-color="#ffdbb6" loext:char-shading-value="0" style:font-size-asian="11pt" style:font-size-complex="11pt"/>
    </style:style>
    <style:style style:name="T74" style:family="text">
      <style:text-properties style:font-name="Arial" fo:font-size="11pt" fo:language="pt" fo:country="BR" officeooo:rsid="0015b56f" fo:background-color="#ffdbb6" loext:char-shading-value="0" style:font-size-asian="11pt" style:font-size-complex="11pt"/>
    </style:style>
    <style:style style:name="T75" style:family="text">
      <style:text-properties style:font-name="Arial" fo:font-size="11pt" fo:language="pt" fo:country="BR" officeooo:rsid="0016ed87" fo:background-color="#ffdbb6" loext:char-shading-value="0" style:font-size-asian="11pt" style:font-size-complex="11pt"/>
    </style:style>
    <style:style style:name="T76" style:family="text">
      <style:text-properties style:font-name="Arial" fo:font-size="11pt" fo:language="pt" fo:country="BR" officeooo:rsid="001ef240" fo:background-color="#ffdbb6" loext:char-shading-value="0" style:font-size-asian="11pt" style:font-size-complex="11pt"/>
    </style:style>
    <style:style style:name="T77" style:family="text">
      <style:text-properties style:font-name="Arial" fo:font-size="11pt" fo:language="pt" fo:country="BR" officeooo:rsid="00306451" fo:background-color="#ffdbb6" loext:char-shading-value="0" style:font-size-asian="11pt" style:font-size-complex="11pt"/>
    </style:style>
    <style:style style:name="T78" style:family="text">
      <style:text-properties style:font-name="Arial" fo:font-size="11pt" fo:language="pt" fo:country="BR" officeooo:rsid="00011a79" fo:background-color="#ffff00" loext:char-shading-value="0" style:font-size-asian="11pt" style:font-size-complex="11pt"/>
    </style:style>
    <style:style style:name="T79" style:family="text">
      <style:text-properties style:font-name="Arial" fo:font-size="11pt" fo:language="pt" fo:country="BR" officeooo:rsid="000257e0" fo:background-color="#ffff00" loext:char-shading-value="0" style:font-size-asian="11pt" style:font-size-complex="11pt"/>
    </style:style>
    <style:style style:name="T80" style:family="text">
      <style:text-properties style:font-name="Arial" fo:font-size="11pt" fo:language="pt" fo:country="BR" officeooo:rsid="000257e0" fo:background-color="#ffff00" loext:char-shading-value="0" style:font-size-asian="11pt" style:font-size-complex="11pt"/>
    </style:style>
    <style:style style:name="T81" style:family="text">
      <style:text-properties style:font-name="Arial" fo:font-size="11pt" fo:language="pt" fo:country="BR" officeooo:rsid="0012b977" fo:background-color="#ffff00" loext:char-shading-value="0" style:font-size-asian="11pt" style:font-size-complex="11pt"/>
    </style:style>
    <style:style style:name="T82" style:family="text">
      <style:text-properties style:font-name="Arial" fo:font-size="11pt" fo:language="pt" fo:country="BR" officeooo:rsid="0015b56f" fo:background-color="#ffff00" loext:char-shading-value="0" style:font-size-asian="11pt" style:font-size-complex="11pt"/>
    </style:style>
    <style:style style:name="T83" style:family="text">
      <style:text-properties style:font-name="Arial" fo:font-size="11pt" fo:language="pt" fo:country="BR" officeooo:rsid="00292cc7" fo:background-color="#ffff00" loext:char-shading-value="0" style:font-size-asian="11pt" style:font-size-complex="11pt"/>
    </style:style>
    <style:style style:name="T84" style:family="text">
      <style:text-properties style:font-name="Arial" fo:font-size="11pt" fo:language="pt" fo:country="BR" officeooo:rsid="000b6392" fo:background-color="#ffff00" loext:char-shading-value="0" style:font-size-asian="11pt" style:font-size-complex="11pt"/>
    </style:style>
    <style:style style:name="T85" style:family="text">
      <style:text-properties style:font-name="Arial" fo:font-size="11pt" fo:language="pt" fo:country="BR" officeooo:rsid="00011a79" fo:background-color="#ffaa95" loext:char-shading-value="0" style:font-size-asian="11pt" style:font-size-complex="11pt"/>
    </style:style>
    <style:style style:name="T86" style:family="text">
      <style:text-properties style:font-name="Arial" fo:font-size="11pt" fo:language="pt" fo:country="BR" officeooo:rsid="0015b56f" fo:background-color="#ffaa95" loext:char-shading-value="0" style:font-size-asian="11pt" style:font-size-complex="11pt"/>
    </style:style>
    <style:style style:name="T87" style:family="text">
      <style:text-properties style:font-name="Arial" fo:font-size="11pt" fo:language="pt" fo:country="BR" officeooo:rsid="000257e0" fo:background-color="#ffaa95" loext:char-shading-value="0" style:font-size-asian="11pt" style:font-size-complex="11pt"/>
    </style:style>
    <style:style style:name="T88" style:family="text">
      <style:text-properties style:font-name="Arial" fo:font-size="11pt" fo:language="pt" fo:country="BR" officeooo:rsid="00084639" fo:background-color="#ffaa95" loext:char-shading-value="0" style:font-size-asian="11pt" style:font-size-complex="11pt"/>
    </style:style>
    <style:style style:name="T89" style:family="text">
      <style:text-properties style:font-name="Arial" fo:font-size="11pt" fo:language="pt" fo:country="BR" officeooo:rsid="0016ed87" fo:background-color="#ffaa95" loext:char-shading-value="0" style:font-size-asian="11pt" style:font-size-complex="11pt"/>
    </style:style>
    <style:style style:name="T90" style:family="text">
      <style:text-properties style:font-name="Arial" fo:font-size="11pt" fo:language="pt" fo:country="BR" officeooo:rsid="00084639" fo:background-color="transparent" loext:char-shading-value="0" style:font-size-asian="11pt" style:font-size-complex="11pt"/>
    </style:style>
    <style:style style:name="T91" style:family="text">
      <style:text-properties style:font-name="Arial" fo:font-size="11pt" fo:language="pt" fo:country="BR" officeooo:rsid="0010f22c" fo:background-color="transparent" loext:char-shading-value="0" style:font-size-asian="11pt" style:font-size-complex="11pt"/>
    </style:style>
    <style:style style:name="T92" style:family="text">
      <style:text-properties style:font-name="Arial" fo:font-size="11pt" fo:language="pt" fo:country="BR" officeooo:rsid="001882b5" fo:background-color="transparent" loext:char-shading-value="0" style:font-size-asian="11pt" style:font-size-complex="11pt"/>
    </style:style>
    <style:style style:name="T93" style:family="text">
      <style:text-properties style:font-name="Arial" fo:font-size="11pt" fo:language="pt" fo:country="BR" officeooo:rsid="0018f103" fo:background-color="transparent" loext:char-shading-value="0" style:font-size-asian="11pt" style:font-size-complex="11pt"/>
    </style:style>
    <style:style style:name="T94" style:family="text">
      <style:text-properties style:font-name="Arial" fo:font-size="11pt" fo:language="pt" fo:country="BR" officeooo:rsid="001b959c" fo:background-color="transparent" loext:char-shading-value="0" style:font-size-asian="11pt" style:font-size-complex="11pt"/>
    </style:style>
    <style:style style:name="T95" style:family="text">
      <style:text-properties style:font-name="Arial" fo:font-size="11pt" fo:language="pt" fo:country="BR" officeooo:rsid="000257e0" fo:background-color="#e0c2cd" loext:char-shading-value="0" style:font-size-asian="11pt" style:font-size-complex="11pt"/>
    </style:style>
    <style:style style:name="T96" style:family="text">
      <style:text-properties style:font-name="Arial" fo:font-size="11pt" fo:language="pt" fo:country="BR" officeooo:rsid="000b6392" fo:background-color="#e0c2cd" loext:char-shading-value="0" style:font-size-asian="11pt" style:font-size-complex="11pt"/>
    </style:style>
    <style:style style:name="T97" style:family="text">
      <style:text-properties style:font-name="Arial" fo:font-size="11pt" fo:language="pt" fo:country="BR" officeooo:rsid="001ef240" fo:background-color="#e0c2cd" loext:char-shading-value="0" style:font-size-asian="11pt" style:font-size-complex="11pt"/>
    </style:style>
    <style:style style:name="T98" style:family="text">
      <style:text-properties style:font-name="Arial" fo:font-size="11pt" fo:language="pt" fo:country="BR" officeooo:rsid="0010f22c" fo:background-color="#e0c2cd" loext:char-shading-value="0" style:font-size-asian="11pt" style:font-size-complex="11pt"/>
    </style:style>
    <style:style style:name="T99" style:family="text">
      <style:text-properties style:font-name="Arial" fo:font-size="11pt" fo:language="pt" fo:country="BR" officeooo:rsid="00306451" fo:background-color="#e0c2cd" loext:char-shading-value="0" style:font-size-asian="11pt" style:font-size-complex="11pt"/>
    </style:style>
    <style:style style:name="T100" style:family="text">
      <style:text-properties style:font-name="Arial" fo:font-size="11pt" fo:language="pt" fo:country="BR" officeooo:rsid="000257e0" fo:background-color="#e8f2a1" loext:char-shading-value="0" style:font-size-asian="11pt" style:font-size-complex="11pt"/>
    </style:style>
    <style:style style:name="T101" style:family="text">
      <style:text-properties style:font-name="Arial" fo:font-size="11pt" fo:language="pt" fo:country="BR" officeooo:rsid="0015b56f" fo:background-color="#e8f2a1" loext:char-shading-value="0" style:font-size-asian="11pt" style:font-size-complex="11pt"/>
    </style:style>
    <style:style style:name="T102" style:family="text">
      <style:text-properties style:font-name="Arial" fo:font-size="11pt" fo:language="pt" fo:country="BR" officeooo:rsid="00011a79" fo:background-color="#e8f2a1" loext:char-shading-value="0" style:font-size-asian="11pt" style:font-size-complex="11pt"/>
    </style:style>
    <style:style style:name="T103" style:family="text">
      <style:text-properties style:font-name="Arial" fo:font-size="11pt" fo:language="pt" fo:country="BR" officeooo:rsid="002d46db" fo:background-color="#e8f2a1" loext:char-shading-value="0" style:font-size-asian="11pt" style:font-size-complex="11pt"/>
    </style:style>
    <style:style style:name="T104" style:family="text">
      <style:text-properties style:font-name="Arial" fo:font-size="11pt" fo:language="pt" fo:country="BR" officeooo:rsid="00306281" fo:background-color="#e8f2a1" loext:char-shading-value="0" style:font-size-asian="11pt" style:font-size-complex="11pt"/>
    </style:style>
    <style:style style:name="T105" style:family="text">
      <style:text-properties style:font-name="Arial" fo:font-size="11pt" fo:language="pt" fo:country="BR" style:text-underline-style="solid" style:text-underline-width="auto" style:text-underline-color="font-color" officeooo:rsid="000257e0" style:font-size-asian="11pt" style:font-size-complex="11pt"/>
    </style:style>
    <style:style style:name="T106" style:family="text">
      <style:text-properties style:font-name="Arial" fo:font-size="11pt" fo:language="pt" fo:country="BR" style:text-underline-style="solid" style:text-underline-width="auto" style:text-underline-color="font-color" officeooo:rsid="00011a79" style:font-size-asian="11pt" style:font-size-complex="11pt"/>
    </style:style>
    <style:style style:name="T107" style:family="text">
      <style:text-properties style:font-name="Arial" fo:font-size="11pt" fo:language="pt" fo:country="BR" style:text-underline-style="solid" style:text-underline-width="auto" style:text-underline-color="font-color" fo:font-weight="bold" officeooo:rsid="000257e0" style:font-size-asian="11pt" style:font-weight-asian="bold" style:font-size-complex="11pt" style:font-weight-complex="bold"/>
    </style:style>
    <style:style style:name="T108" style:family="text">
      <style:text-properties style:font-name="Arial" fo:font-size="11pt" fo:language="pt" fo:country="BR" style:text-underline-style="solid" style:text-underline-width="auto" style:text-underline-color="font-color" fo:font-weight="bold" officeooo:rsid="00011a79" style:font-size-asian="11pt" style:font-weight-asian="bold" style:font-size-complex="11pt" style:font-weight-complex="bold"/>
    </style:style>
    <style:style style:name="T109" style:family="text">
      <style:text-properties fo:color="#000000" style:font-name="Arial" fo:font-size="11pt" fo:language="pt" fo:country="BR" officeooo:rsid="0013fee9" fo:background-color="transparent" loext:char-shading-value="0" style:font-size-asian="11pt" style:font-size-complex="11pt"/>
    </style:style>
    <style:style style:name="T110" style:family="text">
      <style:text-properties fo:color="#000000" style:font-name="Arial" fo:font-size="11pt" fo:language="pt" fo:country="BR" officeooo:rsid="0018f103" fo:background-color="transparent" loext:char-shading-value="0" style:font-size-asian="11pt" style:font-size-complex="11pt"/>
    </style:style>
    <style:style style:name="T111" style:family="text">
      <style:text-properties fo:color="#000000" style:font-name="Arial" fo:font-size="11pt" fo:language="pt" fo:country="BR" officeooo:rsid="001a84a6" fo:background-color="transparent" loext:char-shading-value="0" style:font-size-asian="11pt" style:font-size-complex="11pt"/>
    </style:style>
    <style:style style:name="T112" style:family="text">
      <style:text-properties officeooo:rsid="002d46db"/>
    </style:style>
    <style:style style:name="T113" style:family="text">
      <style:text-properties officeooo:rsid="002df3c4"/>
    </style:style>
    <style:style style:name="T114" style:family="text">
      <style:text-properties officeooo:rsid="00306281"/>
    </style:style>
    <style:style style:name="T115" style:family="text">
      <style:text-properties officeooo:rsid="0030645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/>
      <text:p text:style-name="P1"/>
      <text:p text:style-name="P35">DOCUMENTAÇÃO</text:p>
      <text:p text:style-name="P3"/>
      <text:p text:style-name="P3"/>
      <text:p text:style-name="P35">Software <text:span text:style-name="T27">Lava jato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7">Aluno: Gelmir Elias Baumgratz Filho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8"><text:soft-page-break/>Versão 0.1 – setembro de 2020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<text:span text:style-name="T1"><text:tab/></text:span><text:span text:style-name="T107">Lista de r</text:span><text:span text:style-name="T108">equisitos </text:span><text:span text:style-name="T107">funcionais</text:span><text:span text:style-name="T108"> do software</text:span></text:p>
      <text:p text:style-name="P30"><text:span text:style-name="T78">Autenticação</text:span><text:span text:style-name="T29">, </text:span><text:span text:style-name="T61">gerenciar</text:span><text:span text:style-name="T59"> cliente</text:span><text:span text:style-name="T29">,</text:span><text:span text:style-name="T32"> </text:span><text:span text:style-name="T86">gerenciar</text:span><text:span text:style-name="T85"> funcionário</text:span><text:span text:style-name="T32">,</text:span><text:span text:style-name="T29"> </text:span><text:span text:style-name="T66">gerenciar</text:span><text:span text:style-name="T62"> serviço</text:span><text:span text:style-name="T32">,</text:span><text:span text:style-name="T28"> </text:span><text:span text:style-name="T74">gerenciar</text:span><text:span text:style-name="T71"> ordem de serviço</text:span><text:span text:style-name="T28">, </text:span><text:span text:style-name="T95">gerar nota fiscal</text:span><text:span text:style-name="T28">.</text:span></text:p>
      <text:p text:style-name="P13"/>
      <text:p text:style-name="P25"><text:span text:style-name="T79">RF0001 </text:span><text:span text:style-name="T78">Autentica</text:span><text:span text:style-name="T81">r </text:span><text:span text:style-name="T82">usuário</text:span><text:span text:style-name="T79"> </text:span></text:p>
      <text:p text:style-name="P14">Caso de Uso: Autenticar usuário</text:p>
      <text:p text:style-name="P14">Atores: Funcionário e administrador.</text:p>
      <text:p text:style-name="P25"><text:span text:style-name="T28">Descrição: Operação realizada pelo funcionário e administrador para autenticar sua entrada no sistema. Para isso é validado o </text:span><text:span text:style-name="T35">CPF</text:span><text:span text:style-name="T28"> e senha. Caso não </text:span><text:span text:style-name="T36">sejam validados os dados</text:span><text:span text:style-name="T28">, o usuário não tem </text:span><text:span text:style-name="T70">acesso</text:span><text:span text:style-name="T28"> a nenhuma outra funcionalidade do software. Caso seja validado o usuário poderá utilizar o sistema </text:span><text:span text:style-name="T42">de acordo com o perfil(</text:span><text:span text:style-name="T44">Funcionário, Administrador</text:span><text:span text:style-name="T42">)</text:span><text:span text:style-name="T28">.</text:span></text:p>
      <text:p text:style-name="P14">Prioridade: ☒ Essencial ☐ Importante ☐ Desejável</text:p>
      <text:p text:style-name="P14"/>
      <text:p text:style-name="P25"><text:span text:style-name="T60">RF0002 </text:span><text:span text:style-name="T61">Gerenciar</text:span><text:span text:style-name="T59"> cliente</text:span></text:p>
      <text:p text:style-name="P5"><text:span text:style-name="T2">Caso de Uso: C</text:span><text:span text:style-name="T1">adastrar</text:span><text:span text:style-name="T2"> cliente.</text:span></text:p>
      <text:p text:style-name="P14">Atores: Funcionário e administrador. </text:p>
      <text:p text:style-name="P4"><text:span text:style-name="T2">Descrição: Operação realizada pelo funcionário e administrador para o cadastro de um novo cliente no sistema. Para isso, é necessário que sejam preenchidos, </text:span><text:span text:style-name="T4">obrigatoriamente,</text:span><text:span text:style-name="T2"> os campos: nome completo, CPF, endereço </text:span><text:span text:style-name="T6">completo (logradouro, bairro, CEP, cidade e Estado)</text:span><text:span text:style-name="T2">, </text:span><text:span text:style-name="T6">e telefone celular</text:span><text:span text:style-name="T2">.</text:span></text:p>
      <text:p text:style-name="P14">Prioridade: ☒ Essencial ☐ Importante ☐ Desejável</text:p>
      <text:p text:style-name="P14"/>
      <text:p text:style-name="P22"><text:span text:style-name="T2">RF000</text:span><text:span text:style-name="T3">3</text:span><text:span text:style-name="T2"> </text:span><text:span text:style-name="T23">Gerenciar</text:span><text:span text:style-name="T1"> cliente</text:span></text:p>
      <text:p text:style-name="P5"><text:span text:style-name="T2">Caso de Uso: </text:span><text:span text:style-name="T3">C</text:span><text:span text:style-name="T1">onsultar</text:span><text:span text:style-name="T2"> cliente.</text:span></text:p>
      <text:p text:style-name="P15">Atores: Funcionário e administrador. </text:p>
      <text:p text:style-name="P5"><text:span text:style-name="T2">Descrição: Operação realizada pelo funcionário e administrador para </text:span><text:span text:style-name="T3">realizar uma busca no sistema </text:span><text:span text:style-name="T5">por um</text:span><text:span text:style-name="T3"> cliente </text:span><text:span text:style-name="T5">específico</text:span><text:span text:style-name="T3">. A busca pode ser feita utilizando como critério o nome ou CPF do cliente.</text:span></text:p>
      <text:p text:style-name="P15">Prioridade: ☒ Essencial ☐ Importante ☐ Desejável</text:p>
      <text:p text:style-name="P15"/>
      <text:p text:style-name="P22"><text:span text:style-name="T2">RF000</text:span><text:span text:style-name="T4">4</text:span><text:span text:style-name="T2"> </text:span><text:span text:style-name="T23">Gerenciar</text:span><text:span text:style-name="T1"> cliente</text:span></text:p>
      <text:p text:style-name="P5"><text:span text:style-name="T2">Caso de Uso: </text:span><text:span text:style-name="T3">A</text:span><text:span text:style-name="T1">lterar</text:span><text:span text:style-name="T2"> cliente.</text:span></text:p>
      <text:p text:style-name="P15">Atores: Funcionário e administrador. </text:p>
      <text:p text:style-name="P6"><text:soft-page-break/><text:span text:style-name="T2">Descrição: Operação realizada pelo funcionário e administrador para </text:span><text:span text:style-name="T3">realizar uma </text:span><text:span text:style-name="T5">alteração nos dados cadastrados de um cliente</text:span><text:span text:style-name="T3">. </text:span><text:span text:style-name="T5">É possível atualizar os dados dos campos referentes ao cliente, tais como: nome, CPF, endereço, </text:span><text:span text:style-name="T6">e telefone celular</text:span><text:span text:style-name="T5">.</text:span></text:p>
      <text:p text:style-name="P15">Prioridade: ☒ Essencial ☐ Importante ☐ Desejável</text:p>
      <text:p text:style-name="P15"/>
      <text:p text:style-name="P22"><text:span text:style-name="T2">RF000</text:span><text:span text:style-name="T5">5</text:span><text:span text:style-name="T2"> </text:span><text:span text:style-name="T23">Gerenciar</text:span><text:span text:style-name="T1"> cliente</text:span></text:p>
      <text:p text:style-name="P7"><text:span text:style-name="T2">Caso de Uso: </text:span><text:span text:style-name="T5">Excluir</text:span><text:span text:style-name="T2"> cliente.</text:span></text:p>
      <text:p text:style-name="P16">Atores: Funcionário e administrador. </text:p>
      <text:p text:style-name="P28"><text:span text:style-name="T28">Descrição: Operação realizada pelo funcionário e administrador para </text:span><text:span text:style-name="T31">realizar uma </text:span><text:span text:style-name="T34">exclusão referente a um cliente do sistema. </text:span><text:span text:style-name="T33">Para identificar o cliente que será excluído os atores </text:span><text:span text:style-name="T42">devem</text:span><text:span text:style-name="T33"> pesquisar por nome ou CPF.</text:span><text:span text:style-name="T34"> Com isso, todos os dados pessoais, </text:span><text:span text:style-name="T33">tais como: nome, CPF, endereço, e telefone celular </text:span><text:span text:style-name="T34">serão removidos do sistema. Porém todas as notas fiscais </text:span><text:span text:style-name="T33">d</text:span><text:span text:style-name="T34">esse </text:span><text:span text:style-name="T33">usuário</text:span><text:span text:style-name="T34"> </text:span><text:span text:style-name="T33">ainda serão mantidas no sistema.</text:span></text:p>
      <text:p text:style-name="P16">Prioridade: ☒ Essencial ☐ Importante ☐ Desejável</text:p>
      <text:p text:style-name="P16"/>
      <text:p text:style-name="P28"><text:span text:style-name="T87">RF000</text:span><text:span text:style-name="T88">6</text:span><text:span text:style-name="T87"> </text:span><text:span text:style-name="T89">Gerenciar</text:span><text:span text:style-name="T85"> </text:span><text:span text:style-name="T88">funcionário</text:span></text:p>
      <text:p text:style-name="P8"><text:span text:style-name="T2">Caso de Uso: C</text:span><text:span text:style-name="T1">adastrar</text:span><text:span text:style-name="T2"> </text:span><text:span text:style-name="T12">funcionário</text:span><text:span text:style-name="T2">.</text:span></text:p>
      <text:p text:style-name="P8"><text:span text:style-name="T2">Atores: </text:span><text:span text:style-name="T7">A</text:span><text:span text:style-name="T2">dministrador. </text:span></text:p>
      <text:p text:style-name="P11"><text:span text:style-name="T2">Descrição: Operação realizada pelo administrador para o cadastro de um novo </text:span><text:span text:style-name="T12">funcionário</text:span><text:span text:style-name="T2"> no sistema. Para isso, é necessário que sejam preenchidos, </text:span><text:span text:style-name="T4">obrigatoriamente,</text:span><text:span text:style-name="T2"> os campos: nome completo, CPF, endereço </text:span><text:span text:style-name="T6">completo (logradouro, bairro, CEP, cidade e Estado)</text:span><text:span text:style-name="T2">, </text:span><text:span text:style-name="T6">telefone celular, </text:span><text:span text:style-name="T7">salário atual, carga horária mensal, o cargo ocupado, </text:span><text:span text:style-name="T16">data de admissão, </text:span><text:span text:style-name="T18">e </text:span><text:span text:style-name="T22">status</text:span><text:span text:style-name="T18"> do funcionário (ativo ou inativo)</text:span><text:span text:style-name="T16">. </text:span><text:span text:style-name="T17">O funcionário também possui uma data de demissão, que deve ser preenchido como </text:span><text:span text:style-name="T18">nulo</text:span><text:span text:style-name="T17"> no cadastro inicial</text:span><text:span text:style-name="T2">.</text:span></text:p>
      <text:p text:style-name="P17">Prioridade: ☒ Essencial ☐ Importante ☐ Desejável</text:p>
      <text:p text:style-name="P17"/>
      <text:p text:style-name="P12"><text:span text:style-name="T8">RF000</text:span><text:span text:style-name="T10">7</text:span><text:span text:style-name="T8"> </text:span><text:span text:style-name="T11">Gerenciar</text:span><text:span text:style-name="T9"> </text:span><text:span text:style-name="T10">funcionário</text:span></text:p>
      <text:p text:style-name="P8"><text:span text:style-name="T2">Caso de Uso: </text:span><text:span text:style-name="T3">C</text:span><text:span text:style-name="T1">onsultar</text:span><text:span text:style-name="T2"> </text:span><text:span text:style-name="T12">funcionário</text:span><text:span text:style-name="T2">.</text:span></text:p>
      <text:p text:style-name="P8"><text:span text:style-name="T2">Atores: </text:span><text:span text:style-name="T7">A</text:span><text:span text:style-name="T2">dministrador. </text:span></text:p>
      <text:p text:style-name="P8"><text:span text:style-name="T2">Descrição: Operação realizada pelo </text:span><text:span text:style-name="T7">a</text:span><text:span text:style-name="T2">dministrador para </text:span><text:span text:style-name="T3">realizar uma busca no sistema </text:span><text:span text:style-name="T5">por um</text:span><text:span text:style-name="T3"> </text:span><text:span text:style-name="T12">funcionário</text:span><text:span text:style-name="T3"> </text:span><text:span text:style-name="T5">específico</text:span><text:span text:style-name="T3">. A busca pode ser feita utilizando como critério o nome, CPF, </text:span><text:span text:style-name="T7">ou cargo ocupado</text:span><text:span text:style-name="T3">.</text:span></text:p>
      <text:p text:style-name="P17">Prioridade: ☒ Essencial ☐ Importante ☐ Desejável</text:p>
      <text:p text:style-name="P17"/>
      <text:p text:style-name="P12"><text:span text:style-name="T8">RF000</text:span><text:span text:style-name="T10">8</text:span><text:span text:style-name="T8"> </text:span><text:span text:style-name="T11">Gerenciar</text:span><text:span text:style-name="T9"> </text:span><text:span text:style-name="T10">funcionário</text:span></text:p>
      <text:p text:style-name="P8"><text:soft-page-break/><text:span text:style-name="T2">Caso de Uso: </text:span><text:span text:style-name="T3">A</text:span><text:span text:style-name="T1">lterar</text:span><text:span text:style-name="T2"> </text:span><text:span text:style-name="T12">funcionário</text:span><text:span text:style-name="T2">.</text:span></text:p>
      <text:p text:style-name="P8"><text:span text:style-name="T2">Atores: </text:span><text:span text:style-name="T7">A</text:span><text:span text:style-name="T2">dministrador. </text:span></text:p>
      <text:p text:style-name="P26"><text:span text:style-name="T28">Descrição: Operação realizada pelo </text:span><text:span text:style-name="T48">a</text:span><text:span text:style-name="T28">dministrador para </text:span><text:span text:style-name="T31">realizar uma </text:span><text:span text:style-name="T34">alteração nos dados cadastrados de um </text:span><text:span text:style-name="T90">funcionário</text:span><text:span text:style-name="T31">. </text:span><text:span text:style-name="T34">É possível atualizar os dados dos campos referentes ao </text:span><text:span text:style-name="T90">funcionário</text:span><text:span text:style-name="T34">, tais como: </text:span><text:span text:style-name="T28">nome, CPF, endereço, </text:span><text:span text:style-name="T33">telefone celular, </text:span><text:span text:style-name="T49">salário atual, </text:span><text:span text:style-name="T52">endereço,</text:span><text:span text:style-name="T49"> carga horária mensal, </text:span><text:span text:style-name="T110">status</text:span><text:span text:style-name="T109">, </text:span><text:span text:style-name="T110">e </text:span><text:span text:style-name="T111">cargo ocupado</text:span><text:span text:style-name="T109">.</text:span></text:p>
      <text:p text:style-name="P17">Prioridade: ☒ Essencial ☐ Importante ☐ Desejável</text:p>
      <text:p text:style-name="P17"/>
      <text:p text:style-name="P12"><text:span text:style-name="T8">RF000</text:span><text:span text:style-name="T10">9</text:span><text:span text:style-name="T8"> </text:span><text:span text:style-name="T11">Gerenciar</text:span><text:span text:style-name="T9"> </text:span><text:span text:style-name="T10">funcionário</text:span></text:p>
      <text:p text:style-name="P8"><text:span text:style-name="T2">Caso de Uso: </text:span><text:span text:style-name="T5">Excluir</text:span><text:span text:style-name="T2"> </text:span><text:span text:style-name="T12">funcionário</text:span><text:span text:style-name="T2">.</text:span></text:p>
      <text:p text:style-name="P8"><text:span text:style-name="T2">Atores: </text:span><text:span text:style-name="T7">A</text:span><text:span text:style-name="T2">dministrador. </text:span></text:p>
      <text:p text:style-name="P26"><text:span text:style-name="T28">Descrição: Operação realizada pelo administrador para </text:span><text:span text:style-name="T31">realizar uma </text:span><text:span text:style-name="T34">exclusão referente a um </text:span><text:span text:style-name="T90">funcionário</text:span><text:span text:style-name="T34"> do sistema. </text:span><text:span text:style-name="T33">Para identificar o </text:span><text:span text:style-name="T90">funcionário</text:span><text:span text:style-name="T33"> que será excluído o ator </text:span><text:span text:style-name="T43">deve</text:span><text:span text:style-name="T33"> pesquisar por nome ou CPF.</text:span><text:span text:style-name="T34"> </text:span><text:span text:style-name="T35">Com isso, a data da demissão do funcionário será preenchida e </text:span><text:span text:style-name="T39">seu </text:span><text:span text:style-name="T38">status</text:span><text:span text:style-name="T39"> será alterado para inativo</text:span><text:span text:style-name="T35">, mas por motivos jurídicos ainda </text:span><text:span text:style-name="T43">serão mantidos</text:span><text:span text:style-name="T35"> as informações dele no sistema.</text:span></text:p>
      <text:p text:style-name="P17">Prioridade: ☒ Essencial ☐ Importante ☐ Desejável</text:p>
      <text:p text:style-name="P17"/>
      <text:p text:style-name="P49"><text:span text:style-name="T100">RF00</text:span><text:span text:style-name="T104">10</text:span><text:span text:style-name="T100"> </text:span><text:span text:style-name="T101">Gerenciar</text:span><text:span text:style-name="T102"> </text:span><text:span text:style-name="T103">administrador</text:span></text:p>
      <text:p text:style-name="P46"><text:span text:style-name="T2">Caso de Uso: C</text:span><text:span text:style-name="T1">adastrar</text:span><text:span text:style-name="T2"> </text:span><text:span text:style-name="T25">administrador</text:span><text:span text:style-name="T2">.</text:span></text:p>
      <text:p text:style-name="P49"><text:span text:style-name="T28">Atores: </text:span><text:span text:style-name="T57">A</text:span><text:span text:style-name="T28">dministrador. </text:span></text:p>
      <text:p text:style-name="P47"><text:span text:style-name="T2">Descrição: Operação realizada pelo administrador para o cadastro de um novo </text:span><text:span text:style-name="T25">administrador</text:span><text:span text:style-name="T2"> no sistema. Para isso, é necessário que sejam preenchidos, </text:span><text:span text:style-name="T4">obrigatoriamente,</text:span><text:span text:style-name="T2"> os campos: nome completo, CPF, endereço </text:span><text:span text:style-name="T6">completo (logradouro, bairro, CEP, cidade e Estado)</text:span><text:span text:style-name="T2">, </text:span><text:span text:style-name="T6">telefone celular, </text:span><text:span text:style-name="T26">carga horária mensal e salário</text:span><text:span text:style-name="T2">.</text:span></text:p>
      <text:p text:style-name="P43">Prioridade: ☒ Essencial ☐ Importante ☐ Desejável</text:p>
      <text:p text:style-name="P43"/>
      <text:p text:style-name="P49"><text:span text:style-name="T100">RF00</text:span><text:span text:style-name="T104">11</text:span><text:span text:style-name="T100"> </text:span><text:span text:style-name="T101">Gerenciar</text:span><text:span text:style-name="T102"> </text:span><text:span text:style-name="T103">administrador</text:span></text:p>
      <text:p text:style-name="P49"><text:span text:style-name="T28">Caso de Uso: </text:span><text:span text:style-name="T31">C</text:span><text:span text:style-name="T29">onsultar</text:span><text:span text:style-name="T28"> </text:span><text:span text:style-name="T56">administrador</text:span><text:span text:style-name="T28">.</text:span></text:p>
      <text:p text:style-name="P49"><text:span text:style-name="T28">Atores: </text:span><text:span text:style-name="T57">A</text:span><text:span text:style-name="T28">dministrador. </text:span></text:p>
      <text:p text:style-name="P47"><text:span text:style-name="T2">Descrição: Operação realizada pelo administrador para </text:span><text:span text:style-name="T3">realizar uma busca no sistema </text:span><text:span text:style-name="T5">por um</text:span><text:span text:style-name="T3"> </text:span><text:span text:style-name="T2">administrador</text:span><text:span text:style-name="T3"> </text:span><text:span text:style-name="T5">específico</text:span><text:span text:style-name="T3">. A busca pode ser feita utilizando como critério o nome ou CPF do </text:span><text:span text:style-name="T2">administrador</text:span><text:span text:style-name="T3">.</text:span></text:p>
      <text:p text:style-name="P43">Prioridade: ☒ Essencial ☐ Importante ☐ Desejável</text:p>
      <text:p text:style-name="P43"><text:soft-page-break/></text:p>
      <text:p text:style-name="P49"><text:span text:style-name="T100">RF00</text:span><text:span text:style-name="T104">12</text:span><text:span text:style-name="T100"> </text:span><text:span text:style-name="T101">Gerenciar</text:span><text:span text:style-name="T102"> </text:span><text:span text:style-name="T103">administrador</text:span></text:p>
      <text:p text:style-name="P46"><text:span text:style-name="T2">Caso de Uso: </text:span><text:span text:style-name="T3">A</text:span><text:span text:style-name="T1">lterar</text:span><text:span text:style-name="T2"> </text:span><text:span text:style-name="T25">administrador</text:span><text:span text:style-name="T2">.</text:span></text:p>
      <text:p text:style-name="P49"><text:span text:style-name="T28">Atores: </text:span><text:span text:style-name="T57">A</text:span><text:span text:style-name="T28">dministrador. </text:span></text:p>
      <text:p text:style-name="P47"><text:span text:style-name="T2">Descrição: Operação realizada pelo administrador para </text:span><text:span text:style-name="T3">realizar uma </text:span><text:span text:style-name="T5">alteração nos dados cadastrados de um </text:span><text:span text:style-name="T2">administrador</text:span><text:span text:style-name="T3">. </text:span><text:span text:style-name="T5">É possível atualizar os dados dos campos referentes ao </text:span><text:span text:style-name="T2">administrador</text:span><text:span text:style-name="T5">, tais como: nome, CPF, endereço, </text:span><text:span text:style-name="T6">e telefone celular</text:span><text:span text:style-name="T5">.</text:span></text:p>
      <text:p text:style-name="P43">Prioridade: ☒ Essencial ☐ Importante ☐ Desejável</text:p>
      <text:p text:style-name="P43"/>
      <text:p text:style-name="P49"><text:span text:style-name="T100">RF00</text:span><text:span text:style-name="T104">13</text:span><text:span text:style-name="T100"> </text:span><text:span text:style-name="T101">Gerenciar</text:span><text:span text:style-name="T102"> </text:span><text:span text:style-name="T103">administrador</text:span></text:p>
      <text:p text:style-name="P46"><text:span text:style-name="T2">Caso de Uso: </text:span><text:span text:style-name="T5">Excluir</text:span><text:span text:style-name="T2"> </text:span><text:span text:style-name="T25">administrador</text:span><text:span text:style-name="T2">.</text:span></text:p>
      <text:p text:style-name="P49"><text:span text:style-name="T28">Atores: </text:span><text:span text:style-name="T57">A</text:span><text:span text:style-name="T28">dministrador. </text:span></text:p>
      <text:p text:style-name="P50"><text:span text:style-name="T28">Descrição: Operação realizada pelo administrador para </text:span><text:span text:style-name="T31">realizar uma </text:span><text:span text:style-name="T34">exclusão referente a um </text:span><text:span text:style-name="T28">administrador</text:span><text:span text:style-name="T34"> do sistema. </text:span><text:span text:style-name="T33">Para identificar o </text:span><text:span text:style-name="T28">administrador</text:span><text:span text:style-name="T33"> que será excluído os atores </text:span><text:span text:style-name="T42">devem</text:span><text:span text:style-name="T33"> pesquisar por nome ou CPF.</text:span><text:span text:style-name="T34"> Com isso, </text:span><text:span text:style-name="T39">seu </text:span><text:span text:style-name="T38">status</text:span><text:span text:style-name="T39"> será alterado para inativo</text:span><text:span text:style-name="T34">.</text:span></text:p>
      <text:p text:style-name="P43">Prioridade: ☒ Essencial ☐ Importante ☐ Desejável</text:p>
      <text:p text:style-name="P17"/>
      <text:p text:style-name="P23"><text:span text:style-name="T63">RF00</text:span><text:span text:style-name="T64">1</text:span><text:span text:style-name="T68">4</text:span><text:span text:style-name="T63"> </text:span><text:span text:style-name="T67">Gerenciar</text:span><text:span text:style-name="T65"> </text:span><text:span text:style-name="T62">serviço</text:span></text:p>
      <text:p text:style-name="P23"><text:span text:style-name="T28">Caso de Uso: C</text:span><text:span text:style-name="T29">adastrar</text:span><text:span text:style-name="T28"> </text:span><text:span text:style-name="T30">serviço</text:span><text:span text:style-name="T28">.</text:span></text:p>
      <text:p text:style-name="P18">Atores: Funcionário e administrador. </text:p>
      <text:p text:style-name="P33"><text:span text:style-name="T28">Descrição: Operação realizada pelo funcionário e administrador para o cadastro de um novo </text:span><text:span text:style-name="T30">serviço</text:span><text:span text:style-name="T28"> no sistema. Para isso, é necessário que sejam preenchidos, </text:span><text:span text:style-name="T32">obrigatoriamente,</text:span><text:span text:style-name="T28"> os campos: nome, </text:span><text:span text:style-name="T30">descrição</text:span><text:span text:style-name="T28">, </text:span><text:span text:style-name="T30">materiais requeridos, preço do serviço, </text:span><text:span text:style-name="T47">e </text:span><text:span text:style-name="T93">tipo de serviço(lavagem externa, higienização interna, lavagem de motor)</text:span><text:span text:style-name="T28">.</text:span></text:p>
      <text:p text:style-name="P18">Prioridade: ☒ Essencial ☐ Importante ☐ Desejável</text:p>
      <text:p text:style-name="P18"/>
      <text:p text:style-name="P44">RF0015 Gerenciar serviço</text:p>
      <text:p text:style-name="P9"><text:span text:style-name="T2">Caso de Uso: </text:span><text:span text:style-name="T3">C</text:span><text:span text:style-name="T1">onsultar</text:span><text:span text:style-name="T2"> </text:span><text:span text:style-name="T19">serviço</text:span><text:span text:style-name="T2">.</text:span></text:p>
      <text:p text:style-name="P18">Atores: Funcionário e administrador. </text:p>
      <text:p text:style-name="P33"><text:span text:style-name="T28">Descrição: Operação realizada pelo funcionário e administrador para </text:span><text:span text:style-name="T31">realizar uma busca no sistema </text:span><text:span text:style-name="T34">por um</text:span><text:span text:style-name="T31"> </text:span><text:span text:style-name="T30">serviço</text:span><text:span text:style-name="T31"> </text:span><text:span text:style-name="T34">específico</text:span><text:span text:style-name="T31">. A busca pode ser feita utilizando como critério o nome ou </text:span><text:span text:style-name="T93">tipo de serviço</text:span><text:span text:style-name="T31">.</text:span></text:p>
      <text:p text:style-name="P18">Prioridade: ☒ Essencial ☐ Importante ☐ Desejável</text:p>
      <text:p text:style-name="P18"/>
      <text:p text:style-name="P31"><text:soft-page-break/><text:span text:style-name="T63">RF00</text:span><text:span text:style-name="T64">1</text:span><text:span text:style-name="T69">6</text:span><text:span text:style-name="T63"> </text:span><text:span text:style-name="T67">Gerenciar</text:span><text:span text:style-name="T65"> </text:span><text:span text:style-name="T62">serviço</text:span></text:p>
      <text:p text:style-name="P9"><text:span text:style-name="T2">Caso de Uso: </text:span><text:span text:style-name="T3">A</text:span><text:span text:style-name="T1">lterar</text:span><text:span text:style-name="T2"> </text:span><text:span text:style-name="T19">serviço</text:span><text:span text:style-name="T2">.</text:span></text:p>
      <text:p text:style-name="P18">Atores: Funcionário e administrador. </text:p>
      <text:p text:style-name="P29"><text:span text:style-name="T28">Descrição: Operação realizada pelo funcionário e administrador para </text:span><text:span text:style-name="T31">realizar uma </text:span><text:span text:style-name="T34">alteração nos dados cadastrados de um </text:span><text:span text:style-name="T30">serviço</text:span><text:span text:style-name="T31">. </text:span><text:span text:style-name="T34">É possível atualizar os dados dos campos referentes ao </text:span><text:span text:style-name="T30">serviço</text:span><text:span text:style-name="T34">, tais como: </text:span><text:span text:style-name="T28">nome, </text:span><text:span text:style-name="T30">descrição</text:span><text:span text:style-name="T28">, </text:span><text:span text:style-name="T30">materiais requeridos, preço do serviço, </text:span><text:span text:style-name="T47">e</text:span><text:span text:style-name="T30"> </text:span><text:span text:style-name="T93">tipo de serviço</text:span><text:span text:style-name="T28">.</text:span></text:p>
      <text:p text:style-name="P18">Prioridade: ☒ Essencial ☐ Importante ☐ Desejável</text:p>
      <text:p text:style-name="P18"/>
      <text:p text:style-name="P31"><text:span text:style-name="T63">RF00</text:span><text:span text:style-name="T64">1</text:span><text:span text:style-name="T69">7</text:span><text:span text:style-name="T63"> </text:span><text:span text:style-name="T67">Gerenciar</text:span><text:span text:style-name="T65"> </text:span><text:span text:style-name="T62">serviço</text:span></text:p>
      <text:p text:style-name="P9"><text:span text:style-name="T2">Caso de Uso: </text:span><text:span text:style-name="T5">Excluir</text:span><text:span text:style-name="T2"> </text:span><text:span text:style-name="T19">serviço</text:span><text:span text:style-name="T2">.</text:span></text:p>
      <text:p text:style-name="P18">Atores: Funcionário e administrador. </text:p>
      <text:p text:style-name="P33"><text:span text:style-name="T28">Descrição: Operação realizada pelo funcionário e administrador para </text:span><text:span text:style-name="T31">realizar uma </text:span><text:span text:style-name="T34">exclusão referente a um </text:span><text:span text:style-name="T30">serviço</text:span><text:span text:style-name="T34"> do sistema. </text:span><text:span text:style-name="T33">Para identificar o </text:span><text:span text:style-name="T30">serviço</text:span><text:span text:style-name="T33"> que será excluído os atores </text:span><text:span text:style-name="T43">devem</text:span><text:span text:style-name="T33"> pesquisar por nome ou </text:span><text:span text:style-name="T93">tipo de serviço</text:span><text:span text:style-name="T33">.</text:span><text:span text:style-name="T34"> Com isso, todos os dados, </text:span><text:span text:style-name="T33">tais como:</text:span><text:span text:style-name="T34"> </text:span><text:span text:style-name="T28">nome, </text:span><text:span text:style-name="T30">descrição</text:span><text:span text:style-name="T28">, </text:span><text:span text:style-name="T30">materiais requeridos, e preço do serviço</text:span><text:span text:style-name="T28"> </text:span><text:span text:style-name="T34">serão removidos do sistema.</text:span></text:p>
      <text:p text:style-name="P18">Prioridade: ☒ Essencial ☐ Importante ☐ Desejável</text:p>
      <text:p text:style-name="P19"/>
      <text:p text:style-name="P24"><text:span text:style-name="T71">RF00</text:span><text:span text:style-name="T73">1</text:span><text:span text:style-name="T77">8</text:span><text:span text:style-name="T71"> </text:span><text:span text:style-name="T75">Gerenciar</text:span><text:span text:style-name="T71"> ordem de serviço</text:span></text:p>
      <text:p text:style-name="P24"><text:span text:style-name="T28">Caso de Uso: </text:span><text:span text:style-name="T36">Gerar ordem de</text:span><text:span text:style-name="T28"> </text:span><text:span text:style-name="T30">serviço</text:span><text:span text:style-name="T28">.</text:span></text:p>
      <text:p text:style-name="P19">Atores: Funcionário e administrador. </text:p>
      <text:p text:style-name="P32"><text:span text:style-name="T28">Descrição: Operação realizada pelo funcionário e administrador para </text:span><text:span text:style-name="T36">gerar</text:span><text:span text:style-name="T28"> </text:span><text:span text:style-name="T36">uma nova</text:span><text:span text:style-name="T28"> </text:span><text:span text:style-name="T36">ordem de</text:span><text:span text:style-name="T28"> </text:span><text:span text:style-name="T30">serviço</text:span><text:span text:style-name="T28"> no sistema. Para isso, é necessário que sejam preenchidos, </text:span><text:span text:style-name="T32">obrigatoriamente,</text:span><text:span text:style-name="T28"> os campos: </text:span><text:span text:style-name="T36">nome do cliente, telefone do cliente, </text:span><text:span text:style-name="T46">tipo de serviço</text:span><text:span text:style-name="T36">, </text:span><text:span text:style-name="T46">serviço,</text:span><text:span text:style-name="T36"> </text:span><text:span text:style-name="T46">e a</text:span><text:span text:style-name="T36"> </text:span><text:span text:style-name="T92">placa do veículo</text:span><text:span text:style-name="T28">. </text:span><text:span text:style-name="T37">Além disso, existirá</text:span><text:span text:style-name="T28"> </text:span><text:span text:style-name="T37">o campo custo total, que deve ser calculado a partir do serviço selecionado, e o campo status da ordem de serviço </text:span><text:span text:style-name="T38">(em aberto, ou finalizado)</text:span><text:span text:style-name="T37">, que deve ser preenchido como em aberto. Esses campos devem ser preenchido automaticamente pelo sistema.</text:span></text:p>
      <text:p text:style-name="P19">Prioridade: ☒ Essencial ☐ Importante ☐ Desejável</text:p>
      <text:p text:style-name="P19"/>
      <text:p text:style-name="P31"><text:span text:style-name="T71">RF00</text:span><text:span text:style-name="T73">1</text:span><text:span text:style-name="T77">9</text:span><text:span text:style-name="T71"> </text:span><text:span text:style-name="T75">Gerenciar</text:span><text:span text:style-name="T71"> orde</text:span><text:span text:style-name="T72">m</text:span><text:span text:style-name="T71"> de serviço</text:span></text:p>
      <text:p text:style-name="P24"><text:span text:style-name="T28">Caso de Uso: </text:span><text:span text:style-name="T38">Consultar</text:span><text:span text:style-name="T28"> </text:span><text:span text:style-name="T36">ordem de</text:span><text:span text:style-name="T28"> </text:span><text:span text:style-name="T30">serviço</text:span><text:span text:style-name="T28">.</text:span></text:p>
      <text:p text:style-name="P19">Atores: Funcionário e administrador. </text:p>
      <text:p text:style-name="P11"><text:span text:style-name="T2">Descrição: Operação realizada pelo funcionário e administrador para </text:span><text:span text:style-name="T3">realizar uma </text:span><text:span text:style-name="T22">busca</text:span><text:span text:style-name="T3"> no sistema </text:span><text:span text:style-name="T5">por um</text:span><text:span text:style-name="T21">a ordem de</text:span><text:span text:style-name="T3"> </text:span><text:span text:style-name="T19">serviço </text:span><text:span text:style-name="T5">específic</text:span><text:span text:style-name="T22">a</text:span><text:span text:style-name="T3">. A busca pode ser feita utilizando como critério o nome </text:span><text:span text:style-name="T21">do cliente, </text:span><text:span text:style-name="T13">CPF, </text:span><text:span text:style-name="T15">ou status da ordem de serviço</text:span><text:span text:style-name="T14">.</text:span></text:p>
      <text:p text:style-name="P19"><text:soft-page-break/>Prioridade: ☒ Essencial ☐ Importante ☐ Desejável</text:p>
      <text:p text:style-name="P19"/>
      <text:p text:style-name="P31"><text:span text:style-name="T71">RF00</text:span><text:span text:style-name="T77">20</text:span><text:span text:style-name="T71"> </text:span><text:span text:style-name="T75">Gerenciar</text:span><text:span text:style-name="T72"> ordem de serviço</text:span></text:p>
      <text:p text:style-name="P10"><text:span text:style-name="T2">Caso de Uso: </text:span><text:span text:style-name="T3">A</text:span><text:span text:style-name="T1">lterar</text:span><text:span text:style-name="T2"> </text:span><text:span text:style-name="T20">ordem de</text:span><text:span text:style-name="T2"> </text:span><text:span text:style-name="T19">serviço</text:span><text:span text:style-name="T2">.</text:span></text:p>
      <text:p text:style-name="P19">Atores: Funcionário e administrador. </text:p>
      <text:p text:style-name="P11"><text:span text:style-name="T2">Descrição: Operação realizada pelo funcionário e administrador para </text:span><text:span text:style-name="T3">realizar uma </text:span><text:span text:style-name="T5">alteração nos dados</text:span><text:span text:style-name="T19"> </text:span><text:span text:style-name="T21">de uma ordem de serviço</text:span><text:span text:style-name="T3">. </text:span><text:span text:style-name="T5">É possível atualizar os dados dos campos referentes a</text:span><text:span text:style-name="T19"> </text:span><text:span text:style-name="T22">ordem de serviço</text:span><text:span text:style-name="T5">, tais como:</text:span><text:span text:style-name="T20"> </text:span><text:span text:style-name="T24">tipo de serviço,</text:span><text:span text:style-name="T20"> </text:span><text:span text:style-name="T22">e </text:span><text:span text:style-name="T20">serviço que será realizado.</text:span></text:p>
      <text:p text:style-name="P19">Prioridade: ☒ Essencial ☐ Importante ☐ Desejável</text:p>
      <text:p text:style-name="P19"/>
      <text:p text:style-name="P31"><text:span text:style-name="T71">RF00</text:span><text:span text:style-name="T77">21</text:span><text:span text:style-name="T73"> </text:span><text:span text:style-name="T75">Gerenciar</text:span><text:span text:style-name="T71"> ordem de serviço</text:span></text:p>
      <text:p text:style-name="P24"><text:span text:style-name="T28">Caso de Uso: </text:span><text:span text:style-name="T38">Finalizar</text:span><text:span text:style-name="T28"> </text:span><text:span text:style-name="T36">ordem de</text:span><text:span text:style-name="T28"> </text:span><text:span text:style-name="T30">serviço</text:span><text:span text:style-name="T28">.</text:span></text:p>
      <text:p text:style-name="P19">Atores: Funcionário e administrador. </text:p>
      <text:p text:style-name="P32"><text:span text:style-name="T28">Descrição: Operação realizada pelo funcionário e administrador para </text:span><text:span text:style-name="T38">finalizar uma ordem de serviço</text:span><text:span text:style-name="T34">. </text:span><text:span text:style-name="T33">Para identificar </text:span><text:span text:style-name="T38">a</text:span><text:span text:style-name="T33"> </text:span><text:span text:style-name="T38">ordem de </text:span><text:span text:style-name="T30">serviço</text:span><text:span text:style-name="T33"> que será </text:span><text:span text:style-name="T38">finalizada</text:span><text:span text:style-name="T33"> os atores </text:span><text:span text:style-name="T45">devem</text:span><text:span text:style-name="T33"> pesquisar por </text:span><text:span text:style-name="T31">nome </text:span><text:span text:style-name="T37">do cliente</text:span><text:span text:style-name="T31"> ou </text:span><text:span text:style-name="T37">status da ordem de serviço</text:span><text:span text:style-name="T33">.</text:span><text:span text:style-name="T34"> Com isso, </text:span><text:span text:style-name="T40">o status da ordem de serviço é atualizado para </text:span><text:span text:style-name="T38">finalizado</text:span><text:span text:style-name="T34">. </text:span><text:span text:style-name="T40">E também, </text:span><text:span text:style-name="T45">são enviados os dados: </text:span><text:span text:style-name="T40">nome completo do cliente, CPF do cliente, </text:span><text:span text:style-name="T50">tipo de serviço,</text:span><text:span text:style-name="T40"> serviço realizad</text:span><text:span text:style-name="T50">o</text:span><text:span text:style-name="T40">, custo total do serviço, </text:span><text:span text:style-name="T41">e a data de pagament</text:span><text:span text:style-name="T45">o para o site da </text:span><text:span text:style-name="T46">Fazenda</text:span><text:span text:style-name="T45"> para gerar </text:span><text:span text:style-name="T46">uma</text:span><text:span text:style-name="T45"> nota fiscal</text:span><text:span text:style-name="T40"> </text:span><text:span text:style-name="T46">eletrônica </text:span><text:span text:style-name="T40">no formato XML.</text:span></text:p>
      <text:p text:style-name="P21">Prioridade: ☒ Essencial ☐ Importante ☐ Desejável</text:p>
      <text:p text:style-name="P21"/>
      <text:p text:style-name="P27"><text:span text:style-name="T95">RF00</text:span><text:span text:style-name="T99">22</text:span><text:span text:style-name="T96"> </text:span><text:span text:style-name="T98">Gerar nota fiscal</text:span></text:p>
      <text:p text:style-name="P27"><text:span text:style-name="T28">Caso de Uso: </text:span><text:span text:style-name="T91">Gerar nota fiscal</text:span><text:span text:style-name="T28">.</text:span></text:p>
      <text:p text:style-name="P20">Atores: Funcionário e administrador. </text:p>
      <text:p text:style-name="P34"><text:span text:style-name="T28">Descrição: Operação realizada pelo funcionário e administrador para </text:span><text:span text:style-name="T41">gerar uma nota fiscal a partir de uma ordem de serviço finalizada. </text:span><text:span text:style-name="T31">A busca pode ser feita utilizando como critério o nome </text:span><text:span text:style-name="T37">do cliente</text:span><text:span text:style-name="T31"> ou </text:span><text:span text:style-name="T41">a data de pagamento</text:span><text:span text:style-name="T31">. </text:span><text:span text:style-name="T41">Só é possível gerar nota fiscal </text:span><text:span text:style-name="T94">para ordem de serviço</text:span><text:span text:style-name="T44"> </text:span><text:span text:style-name="T41">com status de </text:span><text:span text:style-name="T51">finalizado</text:span><text:span text:style-name="T41">. O documento gerado deve ser em formado XML, e deve conter as seguintes informações: </text:span><text:span text:style-name="T40">nome completo do cliente, CPF do cliente, </text:span><text:span text:style-name="T50">tipo de serviço </text:span><text:span text:style-name="T40">realizad</text:span><text:span text:style-name="T50">o,</text:span><text:span text:style-name="T40"> serviço realizad</text:span><text:span text:style-name="T50">o</text:span><text:span text:style-name="T40">, custo total do serviço, </text:span><text:span text:style-name="T41">e a data de pagamento</text:span><text:span text:style-name="T40">.</text:span></text:p>
      <text:p text:style-name="P39">Prioridade: ☒ Essencial ☐ Importante ☐ Desejável</text:p>
      <text:p text:style-name="P39"/>
      <text:p text:style-name="P41"/>
      <text:p text:style-name="P41"/>
      <text:p text:style-name="P45"><text:soft-page-break/>Requisitos não funcionais</text:p>
      <text:p text:style-name="P41"/>
      <text:p text:style-name="P48"><text:span text:style-name="T80">R</text:span><text:span text:style-name="T83">N</text:span><text:span text:style-name="T80">F00</text:span><text:span text:style-name="T83">01</text:span><text:span text:style-name="T84"> </text:span><text:span text:style-name="T83">Registrar no sistema</text:span></text:p>
      <text:p text:style-name="P48"><text:span text:style-name="T28">Descrição: </text:span><text:span text:style-name="T53">O sistema deverá possuir um </text:span><text:span text:style-name="T55">login e senha de </text:span><text:span text:style-name="T53">usuário </text:span><text:span text:style-name="T55">(</text:span><text:span text:style-name="T54">do tipo</text:span><text:span text:style-name="T53"> Administrador</text:span><text:span text:style-name="T55">)</text:span><text:span text:style-name="T53"> padrão, para poder ter acesso ao software</text:span><text:span text:style-name="T40">. </text:span><text:span text:style-name="T53">No qual a partir dele será capaz de registrar os funcionários, e outros administradores. </text:span><text:span text:style-name="T55">Com isso, não existirá a possibilidade de registrar um novo usuário sem estar logado no sistema.</text:span></text:p>
      <text:p text:style-name="P40">Prioridade: ☒ Essencial ☐ Importante ☐ Desejável</text:p>
      <text:p text:style-name="P40"><text:span text:style-name="T8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6.2$Windows_X86_64 LibreOffice_project/0ce51a4fd21bff07a5c061082cc82c5ed232f115</meta:generator>
    <dc:date>2020-11-11T09:06:01.163000000</dc:date>
    <meta:editing-duration>PT10H1M55S</meta:editing-duration>
    <meta:editing-cycles>21</meta:editing-cycles>
    <meta:document-statistic meta:table-count="0" meta:image-count="0" meta:object-count="0" meta:page-count="9" meta:paragraph-count="120" meta:word-count="1589" meta:character-count="10868" meta:non-whitespace-character-count="9375"/>
  </office:meta>
</office:document-meta>
</file>